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1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0.866cm"/>
    </style:style>
    <style:style style:name="co8" style:family="table-column">
      <style:table-column-properties fo:break-before="auto" style:column-width="9.089cm"/>
    </style:style>
    <style:style style:name="co9" style:family="table-column">
      <style:table-column-properties fo:break-before="auto" style:column-width="5.398cm"/>
    </style:style>
    <style:style style:name="co10" style:family="table-column">
      <style:table-column-properties fo:break-before="auto" style:column-width="4.895cm"/>
    </style:style>
    <style:style style:name="co11" style:family="table-column">
      <style:table-column-properties fo:break-before="auto" style:column-width="3.72cm"/>
    </style:style>
    <style:style style:name="co12" style:family="table-column">
      <style:table-column-properties fo:break-before="auto" style:column-width="3.24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6.992cm"/>
    </style:style>
    <style:style style:name="co15" style:family="table-column">
      <style:table-column-properties fo:break-before="auto" style:column-width="4.408cm"/>
    </style:style>
    <style:style style:name="co16" style:family="table-column">
      <style:table-column-properties fo:break-before="auto" style:column-width="3.133cm"/>
    </style:style>
    <style:style style:name="co17" style:family="table-column">
      <style:table-column-properties fo:break-before="auto" style:column-width="4.614cm"/>
    </style:style>
    <style:style style:name="co18" style:family="table-column">
      <style:table-column-properties fo:break-before="auto" style:column-width="2.824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52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0.82cm" fo:break-before="auto" style:use-optimal-row-height="tru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1.402cm" fo:break-before="auto" style:use-optimal-row-height="false"/>
    </style:style>
    <style:style style:name="ta1" style:family="table" style:master-page-name="PageStyle_5f_Vorlage_20_Bsp._20_5.1">
      <style:table-properties table:display="true" style:writing-mode="lr-tb"/>
    </style:style>
    <style:style style:name="ta2" style:family="table" style:master-page-name="PageStyle_5f_Vorlage_20_Bsp_20_5.2">
      <style:table-properties table:display="true" style:writing-mode="lr-tb"/>
    </style:style>
    <style:style style:name="ta3" style:family="table" style:master-page-name="PageStyle_5f_Vorlage_20_Bsp_20_5.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40" style:family="table-cell" style:parent-style-name="Standard_20_2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Standard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Standard_20_2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Standard_20_2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Standard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Standard_20_2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Standard_20_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Standard_20_2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Standard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Währung_20_2" style:data-style-name="N121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Standard_20_2" style:data-style-name="N152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Standard_20_2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order-bottom="none" fo:border-left="none" fo:border-right="none" fo:border-top="0.74pt solid #000000"/>
    </style:style>
    <style:style style:name="ce153" style:family="table-cell" style:parent-style-name="Standard_20_2" style:data-style-name="N15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Standard_20_2" style:data-style-name="N155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Standard_20_2" style:data-style-name="N155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Standard_20_2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9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fo:background-color="#f2dcd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f2dcdb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2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 style:data-style-name="N151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6" style:family="table-cell" style:parent-style-name="Default" style:data-style-name="N151">
      <style:table-cell-properties fo:border-bottom="1.76pt solid #000000" fo:background-color="#f2dcd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6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7" style:family="table-cell" style:parent-style-name="Default" style:data-style-name="N15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8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9" style:family="table-cell" style:parent-style-name="Default" style:data-style-name="N15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3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4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6" style:family="table-cell" style:parent-style-name="Default" style:data-style-name="N151">
      <style:table-cell-properties fo:border-bottom="0.74pt solid #000000" fo:background-color="#ff4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7" style:family="table-cell" style:parent-style-name="Default" style:data-style-name="N151">
      <style:table-cell-properties fo:background-color="#ff4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8" style:family="table-cell" style:parent-style-name="Default" style:data-style-name="N151">
      <style:table-cell-properties fo:border-bottom="1.76pt solid #000000" fo:background-color="#ff4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2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3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4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6" style:family="table-cell" style:parent-style-name="Default" style:data-style-name="N117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7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8" style:family="table-cell" style:parent-style-name="Excel_20_Built-in_20_Comma" style:data-style-name="N11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9" style:family="table-cell" style:parent-style-name="Default" style:data-style-name="N151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0" style:family="table-cell" style:parent-style-name="Default" style:data-style-name="N151">
      <style:table-cell-properties fo:border-bottom="1.76pt solid #000000" fo:background-color="#f2dcd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1" style:family="table-cell" style:parent-style-name="Default" style:data-style-name="N151">
      <style:table-cell-properties fo:border-bottom="0.74pt solid #000000" fo:background-color="#ff4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 style:data-style-name="N151">
      <style:table-cell-properties fo:border-bottom="1.76pt solid #000000" fo:background-color="#ff4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9" style:family="table-cell" style:parent-style-name="Default" style:data-style-name="N151">
      <style:table-cell-properties fo:border-bottom="0.74pt solid #000000" fo:background-color="#f2dcdb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0" style:family="table-cell" style:parent-style-name="Default" style:data-style-name="N151">
      <style:table-cell-properties fo:border-bottom="1.76pt solid #000000" fo:background-color="#f2dcdb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1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2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3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4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5" style:family="table-cell" style:parent-style-name="Excel_20_Built-in_20_Comma" style:data-style-name="N117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7" style:family="table-cell" style:parent-style-name="Default" style:data-style-name="N151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Excel_20_Built-in_20_Comma" style:data-style-name="N11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9" style:family="table-cell" style:parent-style-name="Default" style:data-style-name="N151">
      <style:table-cell-properties fo:border-bottom="0.74pt solid #000000" fo:background-color="#f2dcdb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0" style:family="table-cell" style:parent-style-name="Default" style:data-style-name="N151">
      <style:table-cell-properties fo:border-bottom="1.76pt solid #000000" fo:background-color="#f2dcdb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3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1" style:family="table-cell" style:parent-style-name="Default">
      <style:table-cell-properties fo:background-color="#e6b9b8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22" style:family="table-cell" style:parent-style-name="Default">
      <style:table-cell-properties fo:background-color="#e6b9b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3" style:family="table-cell" style:parent-style-name="Default">
      <style:table-cell-properties fo:border-bottom="1.76pt solid #000000" fo:background-color="#e6b9b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4" style:family="table-cell" style:parent-style-name="Default">
      <style:table-cell-properties fo:background-color="#e6b9b8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5" style:family="table-cell" style:parent-style-name="Default" style:data-style-name="N151">
      <style:table-cell-properties fo:background-color="#e6b9b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6" style:family="table-cell" style:parent-style-name="Default" style:data-style-name="N151">
      <style:table-cell-properties fo:border-bottom="1.76pt solid #000000" fo:background-color="#e6b9b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9" style:family="table-cell" style:parent-style-name="Default" style:data-style-name="N15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7" style:family="table-cell" style:parent-style-name="Default" style:data-style-name="N15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1" style:family="table-cell" style:parent-style-name="Default" style:data-style-name="N151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3" style:family="table-cell" style:parent-style-name="Default" style:data-style-name="N151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0000"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rlage Bsp. 5.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5"/>
        <table:table-row table:style-name="ro1">
          <table:table-cell table:style-name="ce140" office:value-type="string" calcext:value-type="string">
            <text:p>Kosten</text:p>
          </table:table-cell>
          <table:table-cell table:style-name="ce146" office:value-type="string" calcext:value-type="string">
            <text:p>Materialstelle</text:p>
          </table:table-cell>
          <table:table-cell table:style-name="ce146" office:value-type="string" calcext:value-type="string">
            <text:p>Zuschnitt</text:p>
          </table:table-cell>
          <table:table-cell table:style-name="ce146" office:value-type="string" calcext:value-type="string">
            <text:p>Näherei</text:p>
          </table:table-cell>
          <table:table-cell table:style-name="ce156" office:value-type="string" calcext:value-type="string">
            <text:p>Verwaltung </text:p>
            <text:p>&amp; Vertrieb</text:p>
          </table:table-cell>
          <table:table-cell table:number-columns-repeated="16379"/>
        </table:table-row>
        <table:table-row table:style-name="ro2">
          <table:table-cell table:style-name="ce141" office:value-type="string" calcext:value-type="string">
            <text:p>Einzelkosten</text:p>
          </table:table-cell>
          <table:table-cell table:style-name="ce147" office:value-type="float" office:value="32000" calcext:value-type="float">
            <text:p>32.000</text:p>
          </table:table-cell>
          <table:table-cell table:style-name="ce147" office:value-type="float" office:value="44000" calcext:value-type="float">
            <text:p>44.000</text:p>
          </table:table-cell>
          <table:table-cell table:style-name="ce147" office:value-type="float" office:value="55000" calcext:value-type="float">
            <text:p>55.000</text:p>
          </table:table-cell>
          <table:table-cell table:style-name="ce148"/>
          <table:table-cell table:number-columns-repeated="16379"/>
        </table:table-row>
        <table:table-row table:style-name="ro2">
          <table:table-cell table:style-name="ce141" office:value-type="string" calcext:value-type="string">
            <text:p>Gemeinkostensumme</text:p>
          </table:table-cell>
          <table:table-cell table:style-name="ce147" office:value-type="float" office:value="3200" calcext:value-type="float">
            <text:p>3.200</text:p>
          </table:table-cell>
          <table:table-cell table:style-name="ce147" office:value-type="float" office:value="75000" calcext:value-type="float">
            <text:p>75.000</text:p>
          </table:table-cell>
          <table:table-cell table:style-name="ce147" office:value-type="float" office:value="55000" calcext:value-type="float">
            <text:p>55.000</text:p>
          </table:table-cell>
          <table:table-cell table:style-name="ce147" office:value-type="float" office:value="63000" calcext:value-type="float">
            <text:p>63.000</text:p>
          </table:table-cell>
          <table:table-cell table:number-columns-repeated="16379"/>
        </table:table-row>
        <table:table-row table:style-name="ro2">
          <table:table-cell table:style-name="ce141" office:value-type="string" calcext:value-type="string">
            <text:p>Variator</text:p>
          </table:table-cell>
          <table:table-cell table:style-name="ce148" office:value-type="string" calcext:value-type="string">
            <text:p>(V 6)</text:p>
          </table:table-cell>
          <table:table-cell table:style-name="ce148" office:value-type="string" calcext:value-type="string">
            <text:p>(V 5)</text:p>
          </table:table-cell>
          <table:table-cell table:style-name="ce148" office:value-type="string" calcext:value-type="string">
            <text:p>(V 7)</text:p>
          </table:table-cell>
          <table:table-cell table:style-name="ce148" office:value-type="string" calcext:value-type="string">
            <text:p>(V2)</text:p>
          </table:table-cell>
          <table:table-cell table:number-columns-repeated="16379"/>
        </table:table-row>
        <table:table-row table:style-name="ro2">
          <table:table-cell table:style-name="ce142" office:value-type="string" calcext:value-type="string">
            <text:p>Gemeinkostensumme zu Teilkosten</text:p>
          </table:table-cell>
          <table:table-cell table:style-name="ce149" table:formula="of:=[.B3]*0.6" office:value-type="float" office:value="1920" calcext:value-type="float">
            <text:p><text:s/>€ 1.920,00 </text:p>
          </table:table-cell>
          <table:table-cell table:style-name="ce149" table:formula="of:=[.C3]*0.5" office:value-type="float" office:value="37500" calcext:value-type="float">
            <text:p><text:s/>€ 37.500,00 </text:p>
          </table:table-cell>
          <table:table-cell table:style-name="ce149" table:formula="of:=[.D3]*0.7" office:value-type="float" office:value="38500" calcext:value-type="float">
            <text:p><text:s/>€ 38.500,00 </text:p>
          </table:table-cell>
          <table:table-cell table:style-name="ce149" table:formula="of:=[.E3]*0.2" office:value-type="float" office:value="12600" calcext:value-type="float">
            <text:p><text:s/>€ 12.600,00 </text:p>
          </table:table-cell>
          <table:table-cell table:number-columns-repeated="16379"/>
        </table:table-row>
        <table:table-row table:style-name="ro2">
          <table:table-cell table:style-name="ce142" office:value-type="string" calcext:value-type="string">
            <text:p>Bezugsbasis</text:p>
          </table:table-cell>
          <table:table-cell table:style-name="ce149" table:formula="of:=[.B2]" office:value-type="float" office:value="32000" calcext:value-type="float">
            <text:p><text:s/>€ 32.000,00 </text:p>
          </table:table-cell>
          <table:table-cell table:style-name="ce149" office:value-type="string" office:string-value="3930 MH" calcext:value-type="string">
            <text:p><text:s/>3930 MH </text:p>
          </table:table-cell>
          <table:table-cell table:style-name="ce149" table:formula="of:=[.D2]" office:value-type="float" office:value="55000" calcext:value-type="float">
            <text:p><text:s/>€ 55.000,00 </text:p>
          </table:table-cell>
          <table:table-cell table:style-name="ce149" table:formula="of:=SUM([.B5:.D5])+[.B6]+[.D6]+[.C2]" office:value-type="float" office:value="208920" calcext:value-type="float">
            <text:p><text:s/>€ 208.920,00 </text:p>
          </table:table-cell>
          <table:table-cell table:number-columns-repeated="16379"/>
        </table:table-row>
        <table:table-row table:style-name="ro1">
          <table:table-cell table:style-name="ce143" office:value-type="string" calcext:value-type="string">
            <text:p>Gemeinkostenzuschlags- </text:p>
            <text:p>bzw. Verrechnungssatz</text:p>
          </table:table-cell>
          <table:table-cell table:style-name="ce150" table:formula="of:=[.B5]/[.B6]" office:value-type="percentage" office:value="0.06" calcext:value-type="percentage">
            <text:p>6,00 %</text:p>
          </table:table-cell>
          <table:table-cell table:style-name="ce154" table:formula="of:=[.C5]/3930" office:value-type="currency" office:currency="EUR" office:value="9.54198473282443" calcext:value-type="currency">
            <text:p>€ 9,54</text:p>
          </table:table-cell>
          <table:table-cell table:style-name="ce150" table:formula="of:=[.D5]/[.D6]" office:value-type="percentage" office:value="0.7" calcext:value-type="percentage">
            <text:p>70,00 %</text:p>
          </table:table-cell>
          <table:table-cell table:style-name="ce150" table:formula="of:=[.E5]/[.E6]" office:value-type="percentage" office:value="0.0603101665709362" calcext:value-type="percentage">
            <text:p>6,03 %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€/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M</text:p>
          </table:table-cell>
          <table:table-cell table:style-name="Default"/>
          <table:table-cell table:style-name="ce153" office:value-type="currency" office:currency="EUR" office:value="22000" calcext:value-type="currency">
            <text:p>€ 22.000,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GK</text:p>
          </table:table-cell>
          <table:table-cell table:style-name="Default"/>
          <table:table-cell table:style-name="ce153" table:formula="of:=[.C9]*[.B7]" office:value-type="currency" office:currency="EUR" office:value="1320" calcext:value-type="currency">
            <text:p>€ 1.320,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1</text:p>
          </table:table-cell>
          <table:table-cell table:style-name="ce151" office:value-type="float" office:value="73" calcext:value-type="float">
            <text:p>73</text:p>
          </table:table-cell>
          <table:table-cell table:style-name="ce153" table:formula="of:=[.B11]*[.C7]" office:value-type="currency" office:currency="EUR" office:value="696.564885496183" calcext:value-type="currency">
            <text:p>€ 696,5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2</text:p>
          </table:table-cell>
          <table:table-cell table:style-name="Default"/>
          <table:table-cell table:style-name="ce153" office:value-type="currency" office:currency="EUR" office:value="35400" calcext:value-type="currency">
            <text:p>€ 35.400,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GK2</text:p>
          </table:table-cell>
          <table:table-cell table:style-name="Default"/>
          <table:table-cell table:style-name="ce153" table:formula="of:=[.C12]*[.D7]" office:value-type="currency" office:currency="EUR" office:value="24780" calcext:value-type="currency">
            <text:p>€ 24.780,00</text:p>
          </table:table-cell>
          <table:table-cell table:number-columns-repeated="16381"/>
        </table:table-row>
        <table:table-row table:style-name="ro2">
          <table:table-cell table:style-name="ce145" office:value-type="string" calcext:value-type="string">
            <text:p>HK</text:p>
          </table:table-cell>
          <table:table-cell table:style-name="ce152"/>
          <table:table-cell table:style-name="ce155" table:formula="of:=SUM([.C9:.C13])" office:value-type="currency" office:currency="EUR" office:value="84196.5648854962" calcext:value-type="currency">
            <text:p>€ 84.196,5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wVtGK</text:p>
          </table:table-cell>
          <table:table-cell table:style-name="Default"/>
          <table:table-cell table:style-name="ce153" table:formula="of:=[.C14]*[.E7]" office:value-type="currency" office:currency="EUR" office:value="5077.90885294492" calcext:value-type="currency">
            <text:p>€ 5.077,91</text:p>
          </table:table-cell>
          <table:table-cell table:number-columns-repeated="16381"/>
        </table:table-row>
        <table:table-row table:style-name="ro2">
          <table:table-cell table:style-name="ce145" office:value-type="string" calcext:value-type="string">
            <text:p>SK</text:p>
          </table:table-cell>
          <table:table-cell table:style-name="ce152"/>
          <table:table-cell table:style-name="ce155" table:formula="of:=SUM([.C14:.C15])" office:value-type="currency" office:currency="EUR" office:value="89274.4737384411" calcext:value-type="currency">
            <text:p>€ 89.274,47</text:p>
          </table:table-cell>
          <table:table-cell table:number-columns-repeated="16381"/>
        </table:table-row>
        <table:table-row table:style-name="ro2" table:number-rows-repeated="3">
          <table:table-cell/>
          <table:table-cell table:style-name="Default"/>
          <table:table-cell table:style-name="ce153"/>
          <table:table-cell table:number-columns-repeated="16381"/>
        </table:table-row>
        <table:table-row table:style-name="ro2" table:number-rows-repeated="3">
          <table:table-cell/>
          <table:table-cell table:style-name="ce153"/>
          <table:table-cell table:number-columns-repeated="16382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orlage Bsp 5.2" table:style-name="ta2">
        <office:forms form:automatic-focus="false" form:apply-design-mode="false"/>
        <table:table-column table:style-name="co7" table:default-cell-style-name="ce158"/>
        <table:table-column table:style-name="co8" table:default-cell-style-name="ce158"/>
        <table:table-column table:style-name="co9" table:default-cell-style-name="ce158"/>
        <table:table-column table:style-name="co10" table:default-cell-style-name="ce158"/>
        <table:table-column table:style-name="co11" table:default-cell-style-name="ce158"/>
        <table:table-column table:style-name="co12" table:default-cell-style-name="ce158"/>
        <table:table-column table:style-name="co11" table:default-cell-style-name="ce158"/>
        <table:table-column table:style-name="co12" table:number-columns-repeated="2" table:default-cell-style-name="ce158"/>
        <table:table-column table:style-name="co13" table:number-columns-repeated="16375" table:default-cell-style-name="ce158"/>
        <table:table-row table:style-name="ro4">
          <table:table-cell table:style-name="ce157" office:value-type="string" calcext:value-type="string">
            <text:p>Beispiel 5.2- Einstufiges Direct Costing <text:s/>- Kostenstellenrechnung</text:p>
          </table:table-cell>
          <table:table-cell table:number-columns-repeated="16383"/>
        </table:table-row>
        <table:table-row table:style-name="ro5">
          <table:table-cell table:number-columns-repeated="5"/>
          <table:table-cell table:style-name="ce66" office:value-type="string" calcext:value-type="string" table:number-columns-spanned="4" table:number-rows-spanned="1">
            <text:p>Kostenstellen - VARIABEL</text:p>
          </table:table-cell>
          <table:covered-table-cell table:number-columns-repeated="3" table:style-name="ce213"/>
          <table:table-cell table:number-columns-repeated="16375"/>
        </table:table-row>
        <table:table-row table:style-name="ro6">
          <table:table-cell table:style-name="ce159" table:number-columns-spanned="1" table:number-rows-spanned="2"/>
          <table:table-cell table:style-name="ce159" office:value-type="string" calcext:value-type="string" table:number-columns-spanned="1" table:number-rows-spanned="2">
            <text:p>Kostenart</text:p>
          </table:table-cell>
          <table:table-cell table:style-name="ce172" office:value-type="string" calcext:value-type="string" table:number-columns-spanned="1" table:number-rows-spanned="2">
            <text:p>Gesamtkosten</text:p>
          </table:table-cell>
          <table:table-cell table:style-name="ce172" office:value-type="string" calcext:value-type="string" table:number-columns-spanned="1" table:number-rows-spanned="2">
            <text:p>fixe Kosten gesamt</text:p>
          </table:table-cell>
          <table:table-cell table:style-name="ce172" office:value-type="string" calcext:value-type="string" table:number-columns-spanned="1" table:number-rows-spanned="2">
            <text:p>Summe variable Kosten</text:p>
          </table:table-cell>
          <table:table-cell table:style-name="ce67" office:value-type="string" calcext:value-type="string" table:number-columns-spanned="1" table:number-rows-spanned="2">
            <text:p>Fert.-Hilfsst.</text:p>
          </table:table-cell>
          <table:table-cell table:style-name="ce67" office:value-type="string" calcext:value-type="string" table:number-columns-spanned="1" table:number-rows-spanned="2">
            <text:p>Material</text:p>
          </table:table-cell>
          <table:table-cell table:style-name="ce67" office:value-type="string" calcext:value-type="string" table:number-columns-spanned="1" table:number-rows-spanned="2">
            <text:p>Fertigung</text:p>
          </table:table-cell>
          <table:table-cell table:style-name="ce67" office:value-type="string" calcext:value-type="string" table:number-columns-spanned="1" table:number-rows-spanned="2">
            <text:p>VW-Vtr</text:p>
          </table:table-cell>
          <table:table-cell table:number-columns-repeated="16375"/>
        </table:table-row>
        <table:table-row table:style-name="ro7">
          <table:covered-table-cell table:number-columns-repeated="2" table:style-name="ce160"/>
          <table:covered-table-cell table:number-columns-repeated="3" table:style-name="ce173"/>
          <table:covered-table-cell table:number-columns-repeated="4" table:style-name="ce68"/>
          <table:table-cell table:number-columns-repeated="16375"/>
        </table:table-row>
        <table:table-row table:style-name="ro6">
          <table:table-cell table:style-name="ce161" office:value-type="float" office:value="1" calcext:value-type="float">
            <text:p>1</text:p>
          </table:table-cell>
          <table:table-cell table:style-name="ce26" office:value-type="string" calcext:value-type="string">
            <text:p>Fertigungsmaterial</text:p>
          </table:table-cell>
          <table:table-cell table:style-name="ce35" office:value-type="float" office:value="310" calcext:value-type="float">
            <text:p><text:s/>310,0 </text:p>
          </table:table-cell>
          <table:table-cell table:style-name="ce35"/>
          <table:table-cell table:style-name="ce59"/>
          <table:table-cell table:style-name="ce69"/>
          <table:table-cell table:style-name="ce77" office:value-type="float" office:value="310" calcext:value-type="float">
            <text:p><text:s/>310,0 </text:p>
          </table:table-cell>
          <table:table-cell table:style-name="ce77"/>
          <table:table-cell table:style-name="ce79"/>
          <table:table-cell table:number-columns-repeated="16375"/>
        </table:table-row>
        <table:table-row table:style-name="ro6">
          <table:table-cell table:style-name="ce162" office:value-type="float" office:value="2" calcext:value-type="float">
            <text:p>2</text:p>
          </table:table-cell>
          <table:table-cell table:style-name="ce27" office:value-type="string" calcext:value-type="string">
            <text:p>Fertigungslöhne</text:p>
          </table:table-cell>
          <table:table-cell table:style-name="ce36" office:value-type="float" office:value="435" calcext:value-type="float">
            <text:p><text:s/>435,0 </text:p>
          </table:table-cell>
          <table:table-cell table:style-name="ce36"/>
          <table:table-cell table:style-name="ce60"/>
          <table:table-cell table:style-name="ce70"/>
          <table:table-cell table:style-name="ce36"/>
          <table:table-cell table:style-name="ce36" office:value-type="float" office:value="435" calcext:value-type="float">
            <text:p><text:s/>435,0 </text:p>
          </table:table-cell>
          <table:table-cell table:style-name="ce80"/>
          <table:table-cell table:number-columns-repeated="16375"/>
        </table:table-row>
        <table:table-row table:style-name="ro6">
          <table:table-cell table:style-name="ce163" office:value-type="float" office:value="3" calcext:value-type="float">
            <text:p>3</text:p>
          </table:table-cell>
          <table:table-cell table:style-name="ce163" office:value-type="string" calcext:value-type="string">
            <text:p>Hilfslöhne</text:p>
          </table:table-cell>
          <table:table-cell table:style-name="ce176" office:value-type="float" office:value="67" calcext:value-type="float">
            <text:p><text:s/>67,0 </text:p>
          </table:table-cell>
          <table:table-cell table:style-name="ce46" table:formula="of:=[.C7]-[.E7]" office:value-type="float" office:value="50.5" calcext:value-type="float">
            <text:p><text:s/>50,5 </text:p>
          </table:table-cell>
          <table:table-cell table:style-name="ce61" table:formula="of:=SUM([.F7:.I7])" office:value-type="float" office:value="16.5" calcext:value-type="float">
            <text:p><text:s/>16,5 </text:p>
          </table:table-cell>
          <table:table-cell table:style-name="ce71" table:formula="of:=6*0.5" office:value-type="float" office:value="3" calcext:value-type="float">
            <text:p><text:s/>3,0 </text:p>
          </table:table-cell>
          <table:table-cell table:style-name="ce176"/>
          <table:table-cell table:style-name="ce176" table:formula="of:=45*0.3" office:value-type="float" office:value="13.5" calcext:value-type="float">
            <text:p><text:s/>13,5 </text:p>
          </table:table-cell>
          <table:table-cell table:style-name="ce81"/>
          <table:table-cell table:number-columns-repeated="16375"/>
        </table:table-row>
        <table:table-row table:style-name="ro6"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Gehälter</text:p>
          </table:table-cell>
          <table:table-cell table:style-name="ce177" office:value-type="float" office:value="286" calcext:value-type="float">
            <text:p><text:s/>286,0 </text:p>
          </table:table-cell>
          <table:table-cell table:style-name="ce47" office:value-type="float" office:value="286" calcext:value-type="float">
            <text:p><text:s/>286,0 </text:p>
          </table:table-cell>
          <table:table-cell table:style-name="ce63" table:formula="of:=SUM([.F8:.I8])" office:value-type="float" office:value="0" calcext:value-type="float">
            <text:p><text:s/>- <text:s/></text:p>
          </table:table-cell>
          <table:table-cell table:style-name="ce72"/>
          <table:table-cell table:style-name="ce177" table:number-columns-repeated="2"/>
          <table:table-cell table:style-name="ce82"/>
          <table:table-cell/>
          <table:table-cell office:value-type="string" calcext:value-type="string">
            <text:p>Rot braucht man eigentlcih nicht</text:p>
          </table:table-cell>
          <table:table-cell table:number-columns-repeated="16373"/>
        </table:table-row>
        <table:table-row table:style-name="ro6">
          <table:table-cell table:style-name="ce161" office:value-type="float" office:value="5" calcext:value-type="float">
            <text:p>5</text:p>
          </table:table-cell>
          <table:table-cell table:style-name="ce161" office:value-type="string" calcext:value-type="string">
            <text:p>Lohnnebenkosten FL</text:p>
          </table:table-cell>
          <table:table-cell table:style-name="ce177"/>
          <table:table-cell table:style-name="ce47"/>
          <table:table-cell table:style-name="ce63" table:formula="of:=SUM([.F9:.I9])" office:value-type="float" office:value="469.8" calcext:value-type="float">
            <text:p><text:s/>469,8 </text:p>
          </table:table-cell>
          <table:table-cell table:style-name="ce72"/>
          <table:table-cell table:style-name="ce177"/>
          <table:table-cell table:style-name="ce177" table:formula="of:=[.H6]*1.08" office:value-type="float" office:value="469.8" calcext:value-type="float">
            <text:p><text:s/>469,8 </text:p>
          </table:table-cell>
          <table:table-cell table:style-name="ce82"/>
          <table:table-cell table:number-columns-repeated="16375"/>
        </table:table-row>
        <table:table-row table:style-name="ro6"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Lohnnebenkosten HL</text:p>
          </table:table-cell>
          <table:table-cell table:style-name="ce177"/>
          <table:table-cell table:style-name="ce47" table:formula="of:=[.D7]*0.59" office:value-type="float" office:value="29.795" calcext:value-type="float">
            <text:p><text:s/>29,8 </text:p>
          </table:table-cell>
          <table:table-cell table:style-name="ce63" table:formula="of:=SUM([.F10:.I10])" office:value-type="float" office:value="9.735" calcext:value-type="float">
            <text:p><text:s/>9,7 </text:p>
          </table:table-cell>
          <table:table-cell table:style-name="ce177" table:formula="of:=[.F7]*0.59" office:value-type="float" office:value="1.77" calcext:value-type="float">
            <text:p><text:s/>1,8 </text:p>
          </table:table-cell>
          <table:table-cell table:style-name="ce177"/>
          <table:table-cell table:style-name="ce177" table:formula="of:=[.H7]*0.59" office:value-type="float" office:value="7.965" calcext:value-type="float">
            <text:p><text:s/>8,0 </text:p>
          </table:table-cell>
          <table:table-cell table:style-name="ce82"/>
          <table:table-cell table:number-columns-repeated="16375"/>
        </table:table-row>
        <table:table-row table:style-name="ro6">
          <table:table-cell table:style-name="ce161" office:value-type="float" office:value="7" calcext:value-type="float">
            <text:p>7</text:p>
          </table:table-cell>
          <table:table-cell table:style-name="ce161" office:value-type="string" calcext:value-type="string">
            <text:p>Gehaltsnebenkosten</text:p>
          </table:table-cell>
          <table:table-cell table:style-name="ce177"/>
          <table:table-cell table:style-name="ce47" table:formula="of:=[.D8]*0.62" office:value-type="float" office:value="177.32" calcext:value-type="float">
            <text:p><text:s/>177,3 </text:p>
          </table:table-cell>
          <table:table-cell table:style-name="ce63" table:formula="of:=SUM([.F11:.I11])" office:value-type="float" office:value="0" calcext:value-type="float">
            <text:p><text:s/>- <text:s/></text:p>
          </table:table-cell>
          <table:table-cell table:style-name="ce72"/>
          <table:table-cell table:style-name="ce177" table:number-columns-repeated="2"/>
          <table:table-cell table:style-name="ce82"/>
          <table:table-cell table:number-columns-repeated="16375"/>
        </table:table-row>
        <table:table-row table:style-name="ro6"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Sonst. Kosten</text:p>
          </table:table-cell>
          <table:table-cell table:style-name="ce178" office:value-type="float" office:value="771.8" calcext:value-type="float">
            <text:p><text:s/>771,8 </text:p>
          </table:table-cell>
          <table:table-cell table:style-name="ce48" table:formula="of:=[.C12]-[.E12]" office:value-type="float" office:value="504" calcext:value-type="float">
            <text:p><text:s/>504,0 </text:p>
          </table:table-cell>
          <table:table-cell table:style-name="ce63" table:formula="of:=SUM([.F12:.I12])" office:value-type="float" office:value="267.8" calcext:value-type="float">
            <text:p><text:s/>267,8 </text:p>
          </table:table-cell>
          <table:table-cell table:style-name="ce73" table:formula="of:=12.8*0.5" office:value-type="float" office:value="6.4" calcext:value-type="float">
            <text:p><text:s/>6,4 </text:p>
          </table:table-cell>
          <table:table-cell table:style-name="ce178" table:formula="of:=9*0.6" office:value-type="float" office:value="5.4" calcext:value-type="float">
            <text:p><text:s/>5,4 </text:p>
          </table:table-cell>
          <table:table-cell table:style-name="ce178" table:formula="of:=440*0.3" office:value-type="float" office:value="132" calcext:value-type="float">
            <text:p><text:s/>132,0 </text:p>
          </table:table-cell>
          <table:table-cell table:style-name="ce83" table:formula="of:=310*0.4" office:value-type="float" office:value="124" calcext:value-type="float">
            <text:p><text:s/>124,0 </text:p>
          </table:table-cell>
          <table:table-cell table:number-columns-repeated="16375"/>
        </table:table-row>
        <table:table-row table:style-name="ro6">
          <table:table-cell table:style-name="ce163"/>
          <table:table-cell table:style-name="ce163" office:value-type="string" calcext:value-type="string">
            <text:p>Primäre Gemeinkosten</text:p>
          </table:table-cell>
          <table:table-cell table:style-name="ce49" table:formula="of:=SUM([.C5:.C12])" office:value-type="float" office:value="1869.8" calcext:value-type="float">
            <text:p><text:s/>1.869,8 </text:p>
          </table:table-cell>
          <table:table-cell table:style-name="ce49" table:formula="of:=SUM([.D5:.D12])" office:value-type="float" office:value="1047.615" calcext:value-type="float">
            <text:p><text:s/>1.047,6 </text:p>
          </table:table-cell>
          <table:table-cell table:style-name="ce49" table:formula="of:=SUM([.E5:.E12])" office:value-type="float" office:value="763.835" calcext:value-type="float">
            <text:p><text:s/>763,8 </text:p>
          </table:table-cell>
          <table:table-cell table:style-name="ce71" table:formula="of:=SUM([.F7:.F12])" office:value-type="float" office:value="11.17" calcext:value-type="float">
            <text:p><text:s/>11,2 </text:p>
          </table:table-cell>
          <table:table-cell table:style-name="ce71" table:formula="of:=SUM([.G7:.G12])" office:value-type="float" office:value="5.4" calcext:value-type="float">
            <text:p><text:s/>5,4 </text:p>
          </table:table-cell>
          <table:table-cell table:style-name="ce71" table:formula="of:=SUM([.H7:.H12])" office:value-type="float" office:value="623.265" calcext:value-type="float">
            <text:p><text:s/>623,3 </text:p>
          </table:table-cell>
          <table:table-cell table:style-name="ce71" table:formula="of:=SUM([.I7:.I12])" office:value-type="float" office:value="124" calcext:value-type="float">
            <text:p><text:s/>124,0 </text:p>
          </table:table-cell>
          <table:table-cell table:number-columns-repeated="16375"/>
        </table:table-row>
        <table:table-row table:style-name="ro6">
          <table:table-cell table:style-name="ce162"/>
          <table:table-cell table:style-name="ce162" office:value-type="string" calcext:value-type="string">
            <text:p>Umlage Fert.hilfsst.</text:p>
          </table:table-cell>
          <table:table-cell table:style-name="ce178" table:number-columns-repeated="2"/>
          <table:table-cell table:style-name="ce65"/>
          <table:table-cell table:style-name="ce74" table:formula="of:=-SUM([.G14:.I14])" office:value-type="float" office:value="-11.17" calcext:value-type="float">
            <text:p>-11,2 </text:p>
          </table:table-cell>
          <table:table-cell table:style-name="ce178" table:formula="of:=[.F13]*0.1" office:value-type="float" office:value="1.117" calcext:value-type="float">
            <text:p><text:s/>1,1 </text:p>
          </table:table-cell>
          <table:table-cell table:style-name="ce178" table:formula="of:=[.F13]*0.85" office:value-type="float" office:value="9.4945" calcext:value-type="float">
            <text:p><text:s/>9,5 </text:p>
          </table:table-cell>
          <table:table-cell table:style-name="ce83" table:formula="of:=[.F13]*0.05" office:value-type="float" office:value="0.5585" calcext:value-type="float">
            <text:p><text:s/>0,6 </text:p>
          </table:table-cell>
          <table:table-cell table:number-columns-repeated="16375"/>
        </table:table-row>
        <table:table-row table:style-name="ro6">
          <table:table-cell table:style-name="ce163"/>
          <table:table-cell table:style-name="ce28" office:value-type="string" calcext:value-type="string" table:number-columns-spanned="2" table:number-rows-spanned="1">
            <text:p>Gemeinkostensummen <text:span text:style-name="T1">variabel</text:span></text:p>
          </table:table-cell>
          <table:covered-table-cell table:style-name="ce40"/>
          <table:table-cell table:style-name="ce176" table:number-columns-repeated="2"/>
          <table:table-cell table:style-name="ce176" table:formula="of:=SUM([.F13:.F14])" office:value-type="float" office:value="0" calcext:value-type="float">
            <text:p><text:s/>- <text:s/></text:p>
          </table:table-cell>
          <table:table-cell table:style-name="ce176" table:formula="of:=SUM([.G13:.G14])" office:value-type="float" office:value="6.517" calcext:value-type="float">
            <text:p><text:s/>6,5 </text:p>
          </table:table-cell>
          <table:table-cell table:style-name="ce176" table:formula="of:=SUM([.H13:.H14])" office:value-type="float" office:value="632.7595" calcext:value-type="float">
            <text:p><text:s/>632,8 </text:p>
          </table:table-cell>
          <table:table-cell table:style-name="ce176" table:formula="of:=SUM([.I13:.I14])" office:value-type="float" office:value="124.5585" calcext:value-type="float">
            <text:p><text:s/>124,6 </text:p>
          </table:table-cell>
          <table:table-cell table:number-columns-repeated="16375"/>
        </table:table-row>
        <table:table-row table:style-name="ro6">
          <table:table-cell table:style-name="ce162"/>
          <table:table-cell table:style-name="ce29" office:value-type="string" calcext:value-type="string" table:number-columns-spanned="3" table:number-rows-spanned="1">
            <text:p>Zuschlagsbasen = Einzelkosten bzw. Herstellko</text:p>
          </table:table-cell>
          <table:covered-table-cell table:style-name="ce41"/>
          <table:covered-table-cell table:style-name="ce50"/>
          <table:table-cell table:style-name="ce178" table:number-columns-repeated="2"/>
          <table:table-cell table:style-name="ce178" table:formula="of:=SUM([.G5:.G6])" office:value-type="float" office:value="310" calcext:value-type="float">
            <text:p><text:s/>310,0 </text:p>
          </table:table-cell>
          <table:table-cell table:style-name="ce178" table:formula="of:=SUM([.H5:.H6])" office:value-type="float" office:value="435" calcext:value-type="float">
            <text:p><text:s/>435,0 </text:p>
          </table:table-cell>
          <table:table-cell table:style-name="ce178" table:formula="of:=SUM([.G15:.H16])" office:value-type="float" office:value="1384.2765" calcext:value-type="float">
            <text:p><text:s/>1.384,3 </text:p>
          </table:table-cell>
          <table:table-cell table:number-columns-repeated="16375"/>
        </table:table-row>
        <table:table-row table:style-name="ro6">
          <table:table-cell table:style-name="ce163"/>
          <table:table-cell table:style-name="ce28" office:value-type="string" calcext:value-type="string" table:number-columns-spanned="2" table:number-rows-spanned="1">
            <text:p>GK-Zuschlagssätze <text:span text:style-name="T1">VARIABEL</text:span></text:p>
          </table:table-cell>
          <table:covered-table-cell table:style-name="ce40"/>
          <table:table-cell table:style-name="ce190" table:number-columns-repeated="2"/>
          <table:table-cell table:style-name="ce75"/>
          <table:table-cell table:style-name="ce78" table:formula="of:=[.G15]/[.G16]" office:value-type="percentage" office:value="0.0210225806451613" calcext:value-type="percentage">
            <text:p>2,10 %</text:p>
          </table:table-cell>
          <table:table-cell table:style-name="ce78" table:formula="of:=[.H15]/[.H16]" office:value-type="percentage" office:value="1.45461954022989" calcext:value-type="percentage">
            <text:p>145,46 %</text:p>
          </table:table-cell>
          <table:table-cell table:style-name="ce78" table:formula="of:=[.I15]/[.I16]" office:value-type="percentage" office:value="0.0899809395016097" calcext:value-type="percentage">
            <text:p>9,00 %</text:p>
          </table:table-cell>
          <table:table-cell table:number-columns-repeated="16375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calcext:value-type="string">
            <text:p>Aufgabe c: FM 300,--; FL 250,--; Erlös / Stück 1.900,--; erzeugte und abgesetzte Menge 2000 Stück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4">
          <table:table-cell table:style-name="ce25" table:number-columns-repeated="10"/>
          <table:table-cell table:number-columns-repeated="16374"/>
        </table:table-row>
        <table:table-row table:style-name="ro4">
          <table:table-cell table:style-name="ce25"/>
          <table:table-cell/>
          <table:table-cell table:style-name="ce25" table:number-columns-repeated="8"/>
          <table:table-cell table:number-columns-repeated="16374"/>
        </table:table-row>
        <table:table-row table:style-name="ro4">
          <table:table-cell table:style-name="ce25" table:number-columns-repeated="10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Fertigungsmaterial</text:p>
          </table:table-cell>
          <table:table-cell table:style-name="ce25"/>
          <table:table-cell table:style-name="ce52" office:value-type="float" office:value="300" calcext:value-type="float">
            <text:p><text:s/>300,00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<text:s/>+ Materialgemeinkosten var.</text:p>
          </table:table-cell>
          <table:table-cell table:style-name="ce42"/>
          <table:table-cell table:style-name="ce52" table:formula="of:=[.D24]*[.G17]" office:value-type="float" office:value="6.30677419354839" calcext:value-type="float">
            <text:p><text:s/>6,31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<text:s/>+ Fertigungslöhne</text:p>
          </table:table-cell>
          <table:table-cell table:style-name="ce25"/>
          <table:table-cell table:style-name="ce52" office:value-type="float" office:value="250" calcext:value-type="float">
            <text:p><text:s/>250,00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30" office:value-type="string" calcext:value-type="string">
            <text:p><text:s/>+ Fertigungsgemeinkosten var</text:p>
          </table:table-cell>
          <table:table-cell table:style-name="ce43"/>
          <table:table-cell table:style-name="ce53" table:formula="of:=[.D26]*[.H17]" office:value-type="float" office:value="363.654885057471" calcext:value-type="float">
            <text:p><text:s/>363,65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 table:style-name="ce25"/>
          <table:table-cell table:style-name="ce25" office:value-type="string" calcext:value-type="string">
            <text:p>Herstellkosten</text:p>
          </table:table-cell>
          <table:table-cell table:style-name="ce25"/>
          <table:table-cell table:style-name="ce52" table:formula="of:=SUM([.D24:.D27])" office:value-type="float" office:value="919.96165925102" calcext:value-type="float">
            <text:p><text:s/>919,96 </text:p>
          </table:table-cell>
          <table:table-cell table:style-name="ce25" table:number-columns-repeated="6"/>
          <table:table-cell table:number-columns-repeated="16374"/>
        </table:table-row>
        <table:table-row table:style-name="ro4">
          <table:table-cell/>
          <table:table-cell table:style-name="ce31" office:value-type="string" calcext:value-type="string">
            <text:p><text:s/>+ Vw- und Vertriebsgemeink var</text:p>
          </table:table-cell>
          <table:table-cell table:style-name="ce44"/>
          <table:table-cell table:style-name="ce54" table:formula="of:=[.D28]*[.I17]" office:value-type="float" office:value="82.7790144048665" calcext:value-type="float">
            <text:p><text:s/>82,78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Selbstkosten var</text:p>
          </table:table-cell>
          <table:table-cell/>
          <table:table-cell table:style-name="ce55" table:formula="of:=SUM([.D28:.D29])" office:value-type="float" office:value="1002.74067365589" calcext:value-type="float">
            <text:p><text:s/>1.002,74 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5"/>
          <table:table-cell table:style-name="ce55"/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Erlös / Stück</text:p>
          </table:table-cell>
          <table:table-cell/>
          <table:table-cell table:style-name="ce55" office:value-type="float" office:value="1900" calcext:value-type="float">
            <text:p><text:s/>1.900,00 </text:p>
          </table:table-cell>
          <table:table-cell table:number-columns-repeated="16380"/>
        </table:table-row>
        <table:table-row table:style-name="ro4">
          <table:table-cell/>
          <table:table-cell table:style-name="ce31" office:value-type="string" calcext:value-type="string">
            <text:p><text:s/>- variable Selbstkosten</text:p>
          </table:table-cell>
          <table:table-cell table:style-name="ce31"/>
          <table:table-cell table:style-name="ce56"/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Deckungsbeitrag</text:p>
          </table:table-cell>
          <table:table-cell office:value-type="string" calcext:value-type="string">
            <text:p>pro Stück</text:p>
          </table:table-cell>
          <table:table-cell table:style-name="ce57" table:formula="of:=[.D32]-[.D30]" office:value-type="float" office:value="897.25932634411" calcext:value-type="float">
            <text:p><text:s/>897,26 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DB (Deckungsbeitrag) gesamt</text:p>
          </table:table-cell>
          <table:table-cell office:value-type="float" office:value="2000" calcext:value-type="float">
            <text:p>2000</text:p>
          </table:table-cell>
          <table:table-cell table:style-name="ce55" table:formula="of:=[.D34]*[.C36]" office:value-type="float" office:value="1794518.65268822" calcext:value-type="float">
            <text:p><text:s/>1.794.518,65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<text:s/>- Fixkosten</text:p>
          </table:table-cell>
          <table:table-cell/>
          <table:table-cell table:style-name="ce55" table:formula="of:=[.D13]*1000" office:value-type="float" office:value="1047615" calcext:value-type="float">
            <text:p><text:s/>1.047.615,00 </text:p>
          </table:table-cell>
          <table:table-cell office:value-type="string" calcext:value-type="string">
            <text:p>mal tausend weil einheit oben 1000€</text:p>
          </table:table-cell>
          <table:table-cell table:number-columns-repeated="16379"/>
        </table:table-row>
        <table:table-row table:style-name="ro4">
          <table:table-cell/>
          <table:table-cell table:style-name="ce32" office:value-type="string" calcext:value-type="string">
            <text:p>Gewinn</text:p>
          </table:table-cell>
          <table:table-cell table:style-name="ce32"/>
          <table:table-cell table:style-name="ce58" table:formula="of:=[.D36]-[.D37]" office:value-type="float" office:value="746903.65268822" calcext:value-type="float">
            <text:p><text:s/>746.903,65 </text:p>
          </table:table-cell>
          <table:table-cell table:number-columns-repeated="16380"/>
        </table:table-row>
        <table:table-row table:style-name="ro4" table:number-rows-repeated="2">
          <table:table-cell table:number-columns-repeated="3"/>
          <table:table-cell table:style-name="ce55"/>
          <table:table-cell table:number-columns-repeated="16380"/>
        </table:table-row>
        <table:table-row table:style-name="ro8" table:number-rows-repeated="104853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Vorlage Bsp 5.3" table:style-name="ta3">
        <office:forms form:automatic-focus="false" form:apply-design-mode="false"/>
        <table:table-column table:style-name="co7" table:default-cell-style-name="ce158"/>
        <table:table-column table:style-name="co14" table:default-cell-style-name="ce158"/>
        <table:table-column table:style-name="co15" table:default-cell-style-name="ce158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58"/>
        <table:table-column table:style-name="co20" table:default-cell-style-name="ce158"/>
        <table:table-column table:style-name="co21" table:default-cell-style-name="ce158"/>
        <table:table-column table:style-name="co3" table:default-cell-style-name="ce158"/>
        <table:table-column table:style-name="co13" table:number-columns-repeated="16374" table:default-cell-style-name="ce158"/>
        <table:table-row table:style-name="ro5">
          <table:table-cell table:style-name="ce157" office:value-type="string" calcext:value-type="string">
            <text:p>Beispiel 5.3 - Einstufiges Direct Costing - Kostenstellenrechnung</text:p>
          </table:table-cell>
          <table:table-cell table:number-columns-repeated="16383"/>
        </table:table-row>
        <table:table-row table:style-name="ro5">
          <table:table-cell table:number-columns-repeated="5"/>
          <table:table-cell table:style-name="ce228" office:value-type="string" calcext:value-type="string" table:number-columns-spanned="4" table:number-rows-spanned="1">
            <text:p>Kostenstellen variabel</text:p>
          </table:table-cell>
          <table:covered-table-cell table:number-columns-repeated="3" table:style-name="ce213"/>
          <table:table-cell table:number-columns-repeated="16375"/>
        </table:table-row>
        <table:table-row table:style-name="ro5">
          <table:table-cell table:style-name="ce159" table:number-columns-spanned="1" table:number-rows-spanned="2"/>
          <table:table-cell table:style-name="ce159" office:value-type="string" calcext:value-type="string" table:number-columns-spanned="1" table:number-rows-spanned="2">
            <text:p>Kostenart</text:p>
          </table:table-cell>
          <table:table-cell table:style-name="ce172" office:value-type="string" calcext:value-type="string" table:number-columns-spanned="1" table:number-rows-spanned="2">
            <text:p>Gesamt-betrag</text:p>
          </table:table-cell>
          <table:table-cell table:style-name="ce172" office:value-type="string" calcext:value-type="string" table:number-columns-spanned="1" table:number-rows-spanned="2">
            <text:p>fixe Kosten</text:p>
          </table:table-cell>
          <table:table-cell table:style-name="ce172" office:value-type="string" calcext:value-type="string" table:number-columns-spanned="1" table:number-rows-spanned="2">
            <text:p>variable Kosten</text:p>
          </table:table-cell>
          <table:table-cell table:style-name="ce172" office:value-type="string" calcext:value-type="string" table:number-columns-spanned="1" table:number-rows-spanned="2">
            <text:p>Fuhrpark</text:p>
          </table:table-cell>
          <table:table-cell table:style-name="ce172" office:value-type="string" calcext:value-type="string" table:number-columns-spanned="1" table:number-rows-spanned="2">
            <text:p>Material</text:p>
          </table:table-cell>
          <table:table-cell table:style-name="ce172" office:value-type="string" calcext:value-type="string" table:number-columns-spanned="1" table:number-rows-spanned="2">
            <text:p>Fertigung</text:p>
          </table:table-cell>
          <table:table-cell table:style-name="ce172" office:value-type="string" calcext:value-type="string" table:number-columns-spanned="1" table:number-rows-spanned="2">
            <text:p>VW-Vtr</text:p>
          </table:table-cell>
          <table:table-cell table:number-columns-repeated="16375"/>
        </table:table-row>
        <table:table-row table:style-name="ro5">
          <table:covered-table-cell table:number-columns-repeated="2" table:style-name="ce160"/>
          <table:covered-table-cell table:number-columns-repeated="7" table:style-name="ce173"/>
          <table:table-cell table:number-columns-repeated="16375"/>
        </table:table-row>
        <table:table-row table:style-name="ro9">
          <table:table-cell table:style-name="ce161" office:value-type="float" office:value="1" calcext:value-type="float">
            <text:p>1</text:p>
          </table:table-cell>
          <table:table-cell table:style-name="ce222" office:value-type="string" calcext:value-type="string">
            <text:p>Fertigungsmaterial</text:p>
          </table:table-cell>
          <table:table-cell table:style-name="ce225" office:value-type="float" office:value="180" calcext:value-type="float">
            <text:p><text:s/>180,0 </text:p>
          </table:table-cell>
          <table:table-cell table:style-name="ce225" table:number-columns-repeated="3"/>
          <table:table-cell table:style-name="ce225" table:formula="of:=[.C5]" office:value-type="float" office:value="180" calcext:value-type="float">
            <text:p><text:s/>180,0 </text:p>
          </table:table-cell>
          <table:table-cell table:style-name="ce225" table:number-columns-repeated="2"/>
          <table:table-cell table:number-columns-repeated="16375"/>
        </table:table-row>
        <table:table-row table:style-name="ro9">
          <table:table-cell table:style-name="ce162" office:value-type="float" office:value="2" calcext:value-type="float">
            <text:p>2</text:p>
          </table:table-cell>
          <table:table-cell table:style-name="ce223" office:value-type="string" calcext:value-type="string">
            <text:p>Fertigungslöhne</text:p>
          </table:table-cell>
          <table:table-cell table:style-name="ce226" office:value-type="float" office:value="250" calcext:value-type="float">
            <text:p><text:s/>250,0 </text:p>
          </table:table-cell>
          <table:table-cell table:style-name="ce226" table:number-columns-repeated="4"/>
          <table:table-cell table:style-name="ce226" table:formula="of:=[.C6]" office:value-type="float" office:value="250" calcext:value-type="float">
            <text:p><text:s/>250,0 </text:p>
          </table:table-cell>
          <table:table-cell table:style-name="ce226"/>
          <table:table-cell table:number-columns-repeated="16375"/>
        </table:table-row>
        <table:table-row table:style-name="ro9">
          <table:table-cell table:style-name="ce163" office:value-type="float" office:value="3" calcext:value-type="float">
            <text:p>3</text:p>
          </table:table-cell>
          <table:table-cell table:style-name="ce163" office:value-type="string" calcext:value-type="string">
            <text:p>Hilfslöhne</text:p>
          </table:table-cell>
          <table:table-cell table:style-name="ce176" office:value-type="float" office:value="87" calcext:value-type="float">
            <text:p><text:s/>87,0 </text:p>
          </table:table-cell>
          <table:table-cell table:style-name="ce176" table:formula="of:=[.C7]-[.E7]" office:value-type="float" office:value="67" calcext:value-type="float">
            <text:p><text:s/>67,0 </text:p>
          </table:table-cell>
          <table:table-cell table:style-name="ce176" table:formula="of:=SUM([.F7:.I7])" office:value-type="float" office:value="20" calcext:value-type="float">
            <text:p><text:s/>20,0 </text:p>
          </table:table-cell>
          <table:table-cell table:style-name="ce176" table:formula="of:=4*0.5" office:value-type="float" office:value="2" calcext:value-type="float">
            <text:p><text:s/>2,0 </text:p>
          </table:table-cell>
          <table:table-cell table:style-name="ce176"/>
          <table:table-cell table:style-name="ce176" table:formula="of:=60*0.3" office:value-type="float" office:value="18" calcext:value-type="float">
            <text:p><text:s/>18,0 </text:p>
          </table:table-cell>
          <table:table-cell table:style-name="ce176"/>
          <table:table-cell table:number-columns-repeated="16375"/>
        </table:table-row>
        <table:table-row table:style-name="ro9"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Gehälter</text:p>
          </table:table-cell>
          <table:table-cell table:style-name="ce177" office:value-type="float" office:value="194" calcext:value-type="float">
            <text:p><text:s/>194,0 </text:p>
          </table:table-cell>
          <table:table-cell table:style-name="ce176" table:formula="of:=[.C8]-[.E8]" office:value-type="float" office:value="194" calcext:value-type="float">
            <text:p><text:s/>194,0 </text:p>
          </table:table-cell>
          <table:table-cell table:style-name="ce176" table:formula="of:=SUM([.F8:.I8])" office:value-type="float" office:value="0" calcext:value-type="float">
            <text:p><text:s/>- <text:s/></text:p>
          </table:table-cell>
          <table:table-cell table:style-name="ce177" table:number-columns-repeated="4"/>
          <table:table-cell table:number-columns-repeated="16375"/>
        </table:table-row>
        <table:table-row table:style-name="ro9">
          <table:table-cell table:style-name="ce161" office:value-type="float" office:value="5" calcext:value-type="float">
            <text:p>5</text:p>
          </table:table-cell>
          <table:table-cell table:style-name="ce161" office:value-type="string" calcext:value-type="string">
            <text:p>Lohnnebenkosten FL</text:p>
          </table:table-cell>
          <table:table-cell table:style-name="ce177" table:formula="of:=SUM([.D9:.E9])" office:value-type="float" office:value="275" calcext:value-type="float">
            <text:p><text:s/>275,0 </text:p>
          </table:table-cell>
          <table:table-cell table:style-name="ce176"/>
          <table:table-cell table:style-name="ce176" table:formula="of:=SUM([.F9:.I9])" office:value-type="float" office:value="275" calcext:value-type="float">
            <text:p><text:s/>275,0 </text:p>
          </table:table-cell>
          <table:table-cell table:style-name="ce177"/>
          <table:table-cell table:style-name="Default"/>
          <table:table-cell table:style-name="ce177" table:formula="of:=[.H6]*1.1" office:value-type="float" office:value="275" calcext:value-type="float">
            <text:p><text:s/>275,0 </text:p>
          </table:table-cell>
          <table:table-cell table:style-name="ce177"/>
          <table:table-cell table:number-columns-repeated="16375"/>
        </table:table-row>
        <table:table-row table:style-name="ro9"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Lohnnebenkosten HL</text:p>
          </table:table-cell>
          <table:table-cell table:style-name="ce177" table:formula="of:=SUM([.D10:.E10])" office:value-type="float" office:value="52.2" calcext:value-type="float">
            <text:p><text:s/>52,2 </text:p>
          </table:table-cell>
          <table:table-cell table:style-name="ce177" table:formula="of:=[.D7]*0.6" office:value-type="float" office:value="40.2" calcext:value-type="float">
            <text:p><text:s/>40,2 </text:p>
          </table:table-cell>
          <table:table-cell table:style-name="ce176" table:formula="of:=SUM([.F10:.I10])" office:value-type="float" office:value="12" calcext:value-type="float">
            <text:p><text:s/>12,0 </text:p>
          </table:table-cell>
          <table:table-cell table:style-name="ce177" table:formula="of:=[.F7]*0.6" office:value-type="float" office:value="1.2" calcext:value-type="float">
            <text:p><text:s/>1,2 </text:p>
          </table:table-cell>
          <table:table-cell table:style-name="ce177"/>
          <table:table-cell table:style-name="ce177" table:formula="of:=[.H7]*0.6" office:value-type="float" office:value="10.8" calcext:value-type="float">
            <text:p><text:s/>10,8 </text:p>
          </table:table-cell>
          <table:table-cell table:style-name="ce177"/>
          <table:table-cell table:number-columns-repeated="16375"/>
        </table:table-row>
        <table:table-row table:style-name="ro9">
          <table:table-cell table:style-name="ce161" office:value-type="float" office:value="7" calcext:value-type="float">
            <text:p>7</text:p>
          </table:table-cell>
          <table:table-cell table:style-name="ce161" office:value-type="string" calcext:value-type="string">
            <text:p>Gehaltsnebenkosten</text:p>
          </table:table-cell>
          <table:table-cell table:style-name="ce177" table:formula="of:=SUM([.D11:.E11])" office:value-type="float" office:value="122.22" calcext:value-type="float">
            <text:p><text:s/>122,2 </text:p>
          </table:table-cell>
          <table:table-cell table:style-name="ce176" table:formula="of:=[.D8]*0.63" office:value-type="float" office:value="122.22" calcext:value-type="float">
            <text:p><text:s/>122,2 </text:p>
          </table:table-cell>
          <table:table-cell table:style-name="ce176" table:formula="of:=SUM([.F11:.I11])" office:value-type="float" office:value="0" calcext:value-type="float">
            <text:p><text:s/>- <text:s/></text:p>
          </table:table-cell>
          <table:table-cell table:style-name="ce177" table:number-columns-repeated="4"/>
          <table:table-cell table:number-columns-repeated="16375"/>
        </table:table-row>
        <table:table-row table:style-name="ro9"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Sonst. Kosten</text:p>
          </table:table-cell>
          <table:table-cell table:style-name="ce178" office:value-type="float" office:value="686" calcext:value-type="float">
            <text:p><text:s/>686,0 </text:p>
          </table:table-cell>
          <table:table-cell table:style-name="ce176" table:formula="of:=[.C12]-[.E12]" office:value-type="float" office:value="469.1" calcext:value-type="float">
            <text:p><text:s/>469,1 </text:p>
          </table:table-cell>
          <table:table-cell table:style-name="ce176" table:formula="of:=SUM([.F12:.I12])" office:value-type="float" office:value="216.9" calcext:value-type="float">
            <text:p><text:s/>216,9 </text:p>
          </table:table-cell>
          <table:table-cell table:style-name="ce178" table:formula="of:=25*0.7" office:value-type="float" office:value="17.5" calcext:value-type="float">
            <text:p><text:s/>17,5 </text:p>
          </table:table-cell>
          <table:table-cell table:style-name="ce178" table:formula="of:=11*0.4" office:value-type="float" office:value="4.4" calcext:value-type="float">
            <text:p><text:s/>4,4 </text:p>
          </table:table-cell>
          <table:table-cell table:style-name="ce178" table:formula="of:=420*0.3" office:value-type="float" office:value="126" calcext:value-type="float">
            <text:p><text:s/>126,0 </text:p>
          </table:table-cell>
          <table:table-cell table:style-name="ce231" table:formula="of:=230*0.3" office:value-type="float" office:value="69" calcext:value-type="float">
            <text:p><text:s/>69,0 </text:p>
          </table:table-cell>
          <table:table-cell table:number-columns-repeated="16375"/>
        </table:table-row>
        <table:table-row table:style-name="ro9">
          <table:table-cell table:style-name="ce163"/>
          <table:table-cell table:style-name="ce163" office:value-type="string" calcext:value-type="string">
            <text:p>Primäre Gemeinkosten</text:p>
          </table:table-cell>
          <table:table-cell table:style-name="ce176" office:value-type="float" office:value="1416.4" calcext:value-type="float">
            <text:p><text:s/>1.416,4 </text:p>
          </table:table-cell>
          <table:table-cell table:style-name="ce227" table:formula="of:=SUM([.D5:.D12])" office:value-type="float" office:value="892.52" calcext:value-type="float">
            <text:p><text:s/>892,5 </text:p>
          </table:table-cell>
          <table:table-cell table:style-name="ce176" table:formula="of:=SUM([.E5:.E12])" office:value-type="float" office:value="523.9" calcext:value-type="float">
            <text:p><text:s/>523,9 </text:p>
          </table:table-cell>
          <table:table-cell table:style-name="ce176" table:formula="of:=SUM([.F5:.F12])" office:value-type="float" office:value="20.7" calcext:value-type="float">
            <text:p><text:s/>20,7 </text:p>
          </table:table-cell>
          <table:table-cell table:style-name="ce176" table:formula="of:=SUM([.G7:.G12])" office:value-type="float" office:value="4.4" calcext:value-type="float">
            <text:p><text:s/>4,4 </text:p>
          </table:table-cell>
          <table:table-cell table:style-name="ce176" table:formula="of:=SUM([.H7:.H12])" office:value-type="float" office:value="429.8" calcext:value-type="float">
            <text:p><text:s/>429,8 </text:p>
          </table:table-cell>
          <table:table-cell table:style-name="ce176" table:formula="of:=SUM([.I5:.I12])" office:value-type="float" office:value="69" calcext:value-type="float">
            <text:p><text:s/>69,0 </text:p>
          </table:table-cell>
          <table:table-cell table:number-columns-repeated="16375"/>
        </table:table-row>
        <table:table-row table:style-name="ro9">
          <table:table-cell table:style-name="ce162"/>
          <table:table-cell table:style-name="ce162" office:value-type="string" calcext:value-type="string">
            <text:p>Umlage Fuhrpark</text:p>
          </table:table-cell>
          <table:table-cell table:style-name="ce178" table:number-columns-repeated="3"/>
          <table:table-cell table:style-name="ce178" table:formula="of:=-SUM([.G14:.I14])" office:value-type="float" office:value="-20.7" calcext:value-type="float">
            <text:p>-20,7 </text:p>
          </table:table-cell>
          <table:table-cell table:style-name="ce178" table:formula="of:=[.F13]*0.2" office:value-type="float" office:value="4.14" calcext:value-type="float">
            <text:p><text:s/>4,1 </text:p>
          </table:table-cell>
          <table:table-cell table:style-name="ce178" table:formula="of:=[.F13]*0.1" office:value-type="float" office:value="2.07" calcext:value-type="float">
            <text:p><text:s/>2,1 </text:p>
          </table:table-cell>
          <table:table-cell table:style-name="ce231" table:formula="of:=[.F13]*0.7" office:value-type="float" office:value="14.49" calcext:value-type="float">
            <text:p><text:s/>14,5 </text:p>
          </table:table-cell>
          <table:table-cell table:number-columns-repeated="16375"/>
        </table:table-row>
        <table:table-row table:style-name="ro9">
          <table:table-cell table:style-name="ce163"/>
          <table:table-cell table:style-name="ce163" office:value-type="string" calcext:value-type="string">
            <text:p>Gemeinkostensummen</text:p>
          </table:table-cell>
          <table:table-cell table:style-name="ce176" table:number-columns-repeated="3"/>
          <table:table-cell table:style-name="ce176" table:formula="of:=SUM([.F13:.F14])" office:value-type="float" office:value="0" calcext:value-type="float">
            <text:p><text:s/>- <text:s/></text:p>
          </table:table-cell>
          <table:table-cell table:style-name="ce176" table:formula="of:=SUM([.G13:.G14])" office:value-type="float" office:value="8.54" calcext:value-type="float">
            <text:p><text:s/>8,5 </text:p>
          </table:table-cell>
          <table:table-cell table:style-name="ce176" table:formula="of:=SUM([.H13:.H14])" office:value-type="float" office:value="431.87" calcext:value-type="float">
            <text:p><text:s/>431,9 </text:p>
          </table:table-cell>
          <table:table-cell table:style-name="ce176" table:formula="of:=SUM([.I13:.I14])" office:value-type="float" office:value="83.49" calcext:value-type="float">
            <text:p><text:s/>83,5 </text:p>
          </table:table-cell>
          <table:table-cell table:number-columns-repeated="16375"/>
        </table:table-row>
        <table:table-row table:style-name="ro9">
          <table:table-cell table:style-name="ce162"/>
          <table:table-cell table:style-name="ce162" office:value-type="string" calcext:value-type="string">
            <text:p>Zuschlagsbasen</text:p>
          </table:table-cell>
          <table:table-cell table:style-name="ce178" table:number-columns-repeated="4"/>
          <table:table-cell table:style-name="ce178" table:formula="of:=[.G5]" office:value-type="float" office:value="180" calcext:value-type="float">
            <text:p><text:s/>180,0 </text:p>
          </table:table-cell>
          <table:table-cell table:style-name="ce178" table:formula="of:=[.H6]" office:value-type="float" office:value="250" calcext:value-type="float">
            <text:p><text:s/>250,0 </text:p>
          </table:table-cell>
          <table:table-cell table:style-name="ce233" table:formula="of:=SUM([.G15:.H16])" office:value-type="float" office:value="870.41" calcext:value-type="float">
            <text:p><text:s/>870,4 </text:p>
          </table:table-cell>
          <table:table-cell table:number-columns-repeated="16375"/>
        </table:table-row>
        <table:table-row table:style-name="ro9">
          <table:table-cell table:style-name="ce163"/>
          <table:table-cell table:style-name="ce163" office:value-type="string" calcext:value-type="string">
            <text:p>GK-Zuschlagssätze</text:p>
          </table:table-cell>
          <table:table-cell table:style-name="ce190" table:number-columns-repeated="4"/>
          <table:table-cell table:style-name="ce230" table:formula="of:=[.G15]/[.G16]" office:value-type="percentage" office:value="0.0474444444444444" calcext:value-type="percentage">
            <text:p>4,74 %</text:p>
          </table:table-cell>
          <table:table-cell table:style-name="ce230" table:formula="of:=[.H15]/[.H16]" office:value-type="percentage" office:value="1.72748" calcext:value-type="percentage">
            <text:p>172,75 %</text:p>
          </table:table-cell>
          <table:table-cell table:style-name="ce230" table:formula="of:=[.I15]/[.I16]" office:value-type="percentage" office:value="0.0959203134155168" calcext:value-type="percentage">
            <text:p>9,59 %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10">
          <table:table-cell table:style-name="ce221" office:value-type="string" calcext:value-type="string">
            <text:p>Zusatzangabe: FM 85,--; FL 120,--; Erlös / Stück 890,--; erzeugte und abgesetzte Menge 2500 Stück</text:p>
          </table:table-cell>
          <table:table-cell table:style-name="ce224" table:number-columns-repeated="8"/>
          <table:table-cell table:number-columns-repeated="16375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calcext:value-type="string">
            <text:p>FM</text:p>
          </table:table-cell>
          <table:table-cell table:style-name="ce139" office:value-type="currency" office:currency="EUR" office:value="85" calcext:value-type="currency">
            <text:p>€ 85,00</text:p>
          </table:table-cell>
          <table:table-cell table:number-columns-repeated="16381"/>
        </table:table-row>
        <table:table-row table:style-name="ro8">
          <table:table-cell/>
          <table:table-cell office:value-type="string" calcext:value-type="string">
            <text:p>MGK</text:p>
          </table:table-cell>
          <table:table-cell table:style-name="ce139" table:formula="of:=[.C21]*[.G17]" office:value-type="currency" office:currency="EUR" office:value="4.03277777777778" calcext:value-type="currency">
            <text:p>€ 4,03</text:p>
          </table:table-cell>
          <table:table-cell table:number-columns-repeated="16381"/>
        </table:table-row>
        <table:table-row table:style-name="ro8">
          <table:table-cell/>
          <table:table-cell office:value-type="string" calcext:value-type="string">
            <text:p>F</text:p>
          </table:table-cell>
          <table:table-cell table:style-name="ce139" office:value-type="currency" office:currency="EUR" office:value="120" calcext:value-type="currency">
            <text:p>€ 120,00</text:p>
          </table:table-cell>
          <table:table-cell table:number-columns-repeated="16381"/>
        </table:table-row>
        <table:table-row table:style-name="ro8">
          <table:table-cell/>
          <table:table-cell office:value-type="string" calcext:value-type="string">
            <text:p>FGK</text:p>
          </table:table-cell>
          <table:table-cell table:style-name="ce139" table:formula="of:=[.C23]*[.H17]" office:value-type="currency" office:currency="EUR" office:value="207.2976" calcext:value-type="currency">
            <text:p>€ 207,30</text:p>
          </table:table-cell>
          <table:table-cell table:number-columns-repeated="16381"/>
        </table:table-row>
        <table:table-row table:style-name="ro8">
          <table:table-cell/>
          <table:table-cell office:value-type="string" calcext:value-type="string">
            <text:p>HK</text:p>
          </table:table-cell>
          <table:table-cell table:style-name="ce139" table:formula="of:=SUM([.C21:.C24])" office:value-type="currency" office:currency="EUR" office:value="416.330377777778" calcext:value-type="currency">
            <text:p>€ 416,33</text:p>
          </table:table-cell>
          <table:table-cell table:number-columns-repeated="16381"/>
        </table:table-row>
        <table:table-row table:style-name="ro8">
          <table:table-cell/>
          <table:table-cell office:value-type="string" calcext:value-type="string">
            <text:p>VwVtGK</text:p>
          </table:table-cell>
          <table:table-cell table:style-name="ce139" table:formula="of:=[.C25]*[.I17]" office:value-type="currency" office:currency="EUR" office:value="39.934540320845" calcext:value-type="currency">
            <text:p>€ 39,93</text:p>
          </table:table-cell>
          <table:table-cell table:number-columns-repeated="16381"/>
        </table:table-row>
        <table:table-row table:style-name="ro8">
          <table:table-cell/>
          <table:table-cell office:value-type="string" calcext:value-type="string">
            <text:p>SK</text:p>
          </table:table-cell>
          <table:table-cell table:style-name="ce139" table:formula="of:=SUM([.C25:.C26])" office:value-type="currency" office:currency="EUR" office:value="456.264918098623" calcext:value-type="currency">
            <text:p>€ 456,26</text:p>
          </table:table-cell>
          <table:table-cell table:number-columns-repeated="16381"/>
        </table:table-row>
        <table:table-row table:style-name="ro8">
          <table:table-cell table:number-columns-repeated="2"/>
          <table:table-cell table:style-name="ce139"/>
          <table:table-cell table:number-columns-repeated="16381"/>
        </table:table-row>
        <table:table-row table:style-name="ro8">
          <table:table-cell/>
          <table:table-cell office:value-type="string" calcext:value-type="string">
            <text:p>Erlös</text:p>
          </table:table-cell>
          <table:table-cell table:style-name="ce139" office:value-type="currency" office:currency="EUR" office:value="890" calcext:value-type="currency">
            <text:p>€ 890,00</text:p>
          </table:table-cell>
          <table:table-cell table:number-columns-repeated="16381"/>
        </table:table-row>
        <table:table-row table:style-name="ro8">
          <table:table-cell table:number-columns-repeated="2"/>
          <table:table-cell table:style-name="ce139" table:formula="of:=[.C29]-[.C27]" office:value-type="currency" office:currency="EUR" office:value="433.735081901377" calcext:value-type="currency">
            <text:p>€ 433,74</text:p>
          </table:table-cell>
          <table:table-cell table:number-columns-repeated="16381"/>
        </table:table-row>
        <table:table-row table:style-name="ro8">
          <table:table-cell table:number-columns-repeated="2"/>
          <table:table-cell office:value-type="float" office:value="2500" calcext:value-type="float">
            <text:p>2500</text:p>
          </table:table-cell>
          <table:table-cell office:value-type="string" calcext:value-type="string">
            <text:p>Stück</text:p>
          </table:table-cell>
          <table:table-cell table:number-columns-repeated="16380"/>
        </table:table-row>
        <table:table-row table:style-name="ro8">
          <table:table-cell table:number-columns-repeated="2"/>
          <table:table-cell table:style-name="ce139" table:formula="of:=[.C30]*[.C31]" office:value-type="currency" office:currency="EUR" office:value="1084337.70475344" calcext:value-type="currency">
            <text:p>€ 1.084.337,70</text:p>
          </table:table-cell>
          <table:table-cell table:number-columns-repeated="16381"/>
        </table:table-row>
        <table:table-row table:style-name="ro8">
          <table:table-cell table:number-columns-repeated="2"/>
          <table:table-cell table:style-name="ce139" table:formula="of:=[.D13]*1000" office:value-type="currency" office:currency="EUR" office:value="892520" calcext:value-type="currency">
            <text:p>€ 892.520,00</text:p>
          </table:table-cell>
          <table:table-cell table:number-columns-repeated="16381"/>
        </table:table-row>
        <table:table-row table:style-name="ro8">
          <table:table-cell table:number-columns-repeated="2"/>
          <table:table-cell table:style-name="ce139" table:formula="of:=[.C32]-[.C33]" office:value-type="currency" office:currency="EUR" office:value="191817.704753443" calcext:value-type="currency">
            <text:p>€ 191.817,70</text:p>
          </table:table-cell>
          <table:table-cell table:number-columns-repeated="16381"/>
        </table:table-row>
        <table:table-row table:style-name="ro8">
          <table:table-cell table:number-columns-repeated="2"/>
          <table:table-cell office:value-type="string" calcext:value-type="string">
            <text:p>gewinn von …</text:p>
          </table:table-cell>
          <table:table-cell table:number-columns-repeated="16381"/>
        </table:table-row>
        <table:table-row table:style-name="ro8" table:number-rows-repeated="1048540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€ </number:text>
      <number:number number:decimal-places="0" number:min-decimal-places="0" number:min-integer-digits="1" number:grouping="true"/>
    </number:number-style>
    <number:number-style style:name="N123">
      <number:text>-€ 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decimal-places="2" number:min-integer-digits="1" number:grouping="true"/>
    </number:number-style>
    <number:number-style style:name="N126">
      <number:text>-€ 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7P0"/>
    </number:number-style>
    <number:date-style style:name="N128">
      <number:day number:style="long"/>
      <number:text>.</number:text>
      <number:month number:textual="true"/>
      <number:text>.</number:text>
      <number:year/>
    </number:date-style>
    <number:date-style style:name="N129">
      <number:month number:textual="true"/>
      <number:text>.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1" loext:max-blank-integer-digits="1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2" number:min-decimal-places="2" number:min-integer-digits="1"/>
      <number:text> %</number:text>
    </number:percentage-style>
    <number:number-style style:name="N153">
      <number:number number:decimal-places="2" number:min-decimal-places="2" number:min-integer-digits="1" number:grouping="true"/>
      <number:text> €/Std.</number:text>
    </number:number-style>
    <number:currency-style style:name="N155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55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Währung_20_2" style:display-name="Währung 2" style:family="table-cell" style:parent-style-name="Default" style:data-style-name="N121"/>
    <style:style style:name="Excel_20_Built-in_20_Comma" style:display-name="Excel Built-in Comma" style:family="table-cell" style:parent-style-name="Default" style:data-style-name="N117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.00.0000</text:date>, <text:time style:data-style-name="N2" text:time-value="08:52:00.6545170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orlage_20_Bsp_20_5.3" style:display-name="PageStyle_Vorlage Bsp 5.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Bsp_20_5.2" style:display-name="PageStyle_Vorlage Bsp 5.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Bsp._20_5.1" style:display-name="PageStyle_Vorlage Bsp. 5.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a Altmann</meta:initial-creator>
    <meta:print-date>2022-02-17T16:34:39</meta:print-date>
    <meta:creation-date>2003-04-08T08:06:01</meta:creation-date>
    <dc:date>2024-05-03T09:10:02.673327120</dc:date>
    <meta:editing-duration>PT59M48S</meta:editing-duration>
    <meta:generator>LibreOffice/7.6.5.2$Linux_X86_64 LibreOffice_project/60$Build-2</meta:generator>
    <meta:editing-cycles>5</meta:editing-cycles>
    <meta:document-statistic meta:table-count="3" meta:cell-count="267" meta:object-count="0"/>
    <meta:user-defined meta:name="AppVersion">16.0300</meta:user-defined>
    <meta:user-defined meta:name="Company">Software Competence Center Hagenberg</meta:user-defined>
  </office:meta>
</office:document-meta>
</file>